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D8000001DB82DCDA1D0A6EF706.png" manifest:media-type="image/png"/>
  <manifest:file-entry manifest:full-path="Pictures/10000201000000C8000000C8D9F1B104678FA33C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197b" officeooo:paragraph-rsid="001819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10.601cm" svg:y="-0.079cm" svg:width="6.484cm" svg:height="6.484cm" draw:z-index="0"><draw:image xlink:href="Pictures/10000201000000C8000000C8D9F1B104678FA33C.png" xlink:type="simple" xlink:show="embed" xlink:actuate="onLoad"/></draw:frame><draw:frame draw:style-name="fr1" draw:name="Image7" text:anchor-type="paragraph" svg:x="0.219cm" svg:y="-0.22cm" svg:width="7.02cm" svg:height="7.064cm" draw:z-index="2"><draw:image xlink:href="Pictures/10000201000001D8000001DB82DCDA1D0A6EF70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paragraph" svg:x="0.155cm" svg:y="0.441cm" svg:width="7.02cm" svg:height="7.064cm" draw:z-index="3"><draw:image xlink:href="Pictures/10000201000001D8000001DB82DCDA1D0A6EF706.png" xlink:type="simple" xlink:show="embed" xlink:actuate="onLoad"/></draw:frame></text:p>
      <text:p text:style-name="P1"><draw:frame draw:style-name="fr1" draw:name="Image5" text:anchor-type="paragraph" svg:x="10.539cm" svg:y="0.138cm" svg:width="6.558cm" svg:height="6.558cm" draw:z-index="1"><draw:image xlink:href="Pictures/10000201000000C8000000C8D9F1B104678FA33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8" text:anchor-type="paragraph" svg:x="0.233cm" svg:y="0.374cm" svg:width="7.02cm" svg:height="7.064cm" draw:z-index="4"><draw:image xlink:href="Pictures/10000201000001D8000001DB82DCDA1D0A6EF706.png" xlink:type="simple" xlink:show="embed" xlink:actuate="onLoad"/></draw:frame></text:p>
      <text:p text:style-name="P1"><draw:frame draw:style-name="fr1" draw:name="Image6" text:anchor-type="paragraph" svg:x="10.77cm" svg:y="0.026cm" svg:width="6.655cm" svg:height="6.655cm" draw:z-index="5"><draw:image xlink:href="Pictures/10000201000000C8000000C8D9F1B104678FA33C.png" xlink:type="simple" xlink:show="embed" xlink:actuate="onLoad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3:53:33.784127000</meta:creation-date>
    <dc:date>2017-11-15T15:26:38.558598000</dc:date>
    <meta:editing-duration>P1DT21H28M48S</meta:editing-duration>
    <meta:editing-cycles>4</meta:editing-cycles>
    <meta:generator>LibreOffice/5.3.6.1$MacOSX_X86_64 LibreOffice_project/686f202eff87ef707079aeb7f485847613344eb7</meta:generator>
    <meta:document-statistic meta:table-count="0" meta:image-count="6" meta:object-count="0" meta:page-count="1" meta:paragraph-count="0" meta:word-count="0" meta:character-count="0" meta:non-whitespace-character-count="0"/>
  </office:meta>
</office:document-meta>
</file>